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arseTable" style:family="table">
      <style:table-properties style:width="10.9403in" table:align="center"/>
    </style:style>
    <style:style style:name="ParseTable.A" style:family="table-column">
      <style:table-column-properties style:column-width="0.875in"/>
    </style:style>
    <style:style style:name="ParseTable.B" style:family="table-column">
      <style:table-column-properties style:column-width="0.3125in"/>
    </style:style>
    <style:style style:name="ParseTable.C" style:family="table-column">
      <style:table-column-properties style:column-width="0.3229in"/>
    </style:style>
    <style:style style:name="ParseTable.G" style:family="table-column">
      <style:table-column-properties style:column-width="0.3236in"/>
    </style:style>
    <style:style style:name="ParseTable.I" style:family="table-column">
      <style:table-column-properties style:column-width="0.2813in"/>
    </style:style>
    <style:style style:name="ParseTable.L" style:family="table-column">
      <style:table-column-properties style:column-width="0.2604in"/>
    </style:style>
    <style:style style:name="ParseTable.M" style:family="table-column">
      <style:table-column-properties style:column-width="0.3021in"/>
    </style:style>
    <style:style style:name="ParseTable.N" style:family="table-column">
      <style:table-column-properties style:column-width="0.375in"/>
    </style:style>
    <style:style style:name="ParseTable.O" style:family="table-column">
      <style:table-column-properties style:column-width="0.3438in"/>
    </style:style>
    <style:style style:name="ParseTable.P" style:family="table-column">
      <style:table-column-properties style:column-width="0.3653in"/>
    </style:style>
    <style:style style:name="ParseTable.Y" style:family="table-column">
      <style:table-column-properties style:column-width="0.3132in"/>
    </style:style>
    <style:style style:name="ParseTable.g" style:family="table-column">
      <style:table-column-properties style:column-width="0.2924in"/>
    </style:style>
    <style:style style:name="ParseTable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ParseTable.g1" style:family="table-cell">
      <style:table-cell-properties style:vertical-align="middle" fo:padding="0.0382in" fo:border="0.0007in solid #000000"/>
    </style:style>
    <style:style style:name="ParseTable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ParseTable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rseTable" table:style-name="ParseTable">
        <table:table-column table:style-name="ParseTable.A"/>
        <table:table-column table:style-name="ParseTable.B"/>
        <table:table-column table:style-name="ParseTable.C"/>
        <table:table-column table:style-name="ParseTable.B" table:number-columns-repeated="3"/>
        <table:table-column table:style-name="ParseTable.G"/>
        <table:table-column table:style-name="ParseTable.B"/>
        <table:table-column table:style-name="ParseTable.I" table:number-columns-repeated="2"/>
        <table:table-column table:style-name="ParseTable.B"/>
        <table:table-column table:style-name="ParseTable.L"/>
        <table:table-column table:style-name="ParseTable.M"/>
        <table:table-column table:style-name="ParseTable.N"/>
        <table:table-column table:style-name="ParseTable.O"/>
        <table:table-column table:style-name="ParseTable.P"/>
        <table:table-column table:style-name="ParseTable.B"/>
        <table:table-column table:style-name="ParseTable.C"/>
        <table:table-column table:style-name="ParseTable.M"/>
        <table:table-column table:style-name="ParseTable.C"/>
        <table:table-column table:style-name="ParseTable.B" table:number-columns-repeated="3"/>
        <table:table-column table:style-name="ParseTable.C"/>
        <table:table-column table:style-name="ParseTable.Y"/>
        <table:table-column table:style-name="ParseTable.B" table:number-columns-repeated="2"/>
        <table:table-column table:style-name="ParseTable.C"/>
        <table:table-column table:style-name="ParseTable.B" table:number-columns-repeated="3"/>
        <table:table-column table:style-name="ParseTable.C"/>
        <table:table-column table:style-name="ParseTable.g"/>
        <table:table-row>
          <table:table-cell table:style-name="ParseTable.A1" office:value-type="string">
            <text:p text:style-name="P1"/>
          </table:table-cell>
          <table:table-cell table:style-name="ParseTable.A1" office:value-type="string">
            <text:p text:style-name="P1">main</text:p>
          </table:table-cell>
          <table:table-cell table:style-name="ParseTable.A1" office:value-type="string">
            <text:p text:style-name="P1">{</text:p>
          </table:table-cell>
          <table:table-cell table:style-name="ParseTable.A1" office:value-type="string">
            <text:p text:style-name="P1">}</text:p>
          </table:table-cell>
          <table:table-cell table:style-name="ParseTable.A1" office:value-type="string">
            <text:p text:style-name="P1">(</text:p>
          </table:table-cell>
          <table:table-cell table:style-name="ParseTable.A1" office:value-type="string">
            <text:p text:style-name="P1">)</text:p>
          </table:table-cell>
          <table:table-cell table:style-name="ParseTable.A1" office:value-type="string">
            <text:p text:style-name="P1">int</text:p>
          </table:table-cell>
          <table:table-cell table:style-name="ParseTable.A1" office:value-type="string">
            <text:p text:style-name="P1">void</text:p>
          </table:table-cell>
          <table:table-cell table:style-name="ParseTable.A1" office:value-type="string">
            <text:p text:style-name="P1">bool</text:p>
          </table:table-cell>
          <table:table-cell table:style-name="ParseTable.A1" office:value-type="string">
            <text:p text:style-name="P1">float</text:p>
          </table:table-cell>
          <table:table-cell table:style-name="ParseTable.A1" office:value-type="string">
            <text:p text:style-name="P1">[</text:p>
          </table:table-cell>
          <table:table-cell table:style-name="ParseTable.A1" office:value-type="string">
            <text:p text:style-name="P1">;</text:p>
          </table:table-cell>
          <table:table-cell table:style-name="ParseTable.A1" office:value-type="string">
            <text:p text:style-name="P1">if</text:p>
          </table:table-cell>
          <table:table-cell table:style-name="ParseTable.A1" office:value-type="string">
            <text:p text:style-name="P1">while</text:p>
          </table:table-cell>
          <table:table-cell table:style-name="ParseTable.A1" office:value-type="string">
            <text:p text:style-name="P1">return</text:p>
          </table:table-cell>
          <table:table-cell table:style-name="ParseTable.A1" office:value-type="string">
            <text:p text:style-name="P1">break</text:p>
          </table:table-cell>
          <table:table-cell table:style-name="ParseTable.A1" office:value-type="string">
            <text:p text:style-name="P1">ID</text:p>
          </table:table-cell>
          <table:table-cell table:style-name="ParseTable.A1" office:value-type="string">
            <text:p text:style-name="P1">else</text:p>
          </table:table-cell>
          <table:table-cell table:style-name="ParseTable.A1" office:value-type="string">
            <text:p text:style-name="P1">Num</text:p>
          </table:table-cell>
          <table:table-cell table:style-name="ParseTable.A1" office:value-type="string">
            <text:p text:style-name="P1">=</text:p>
          </table:table-cell>
          <table:table-cell table:style-name="ParseTable.A1" office:value-type="string">
            <text:p text:style-name="P1">&lt;=</text:p>
          </table:table-cell>
          <table:table-cell table:style-name="ParseTable.A1" office:value-type="string">
            <text:p text:style-name="P1">&lt;</text:p>
          </table:table-cell>
          <table:table-cell table:style-name="ParseTable.A1" office:value-type="string">
            <text:p text:style-name="P1">&gt;=</text:p>
          </table:table-cell>
          <table:table-cell table:style-name="ParseTable.A1" office:value-type="string">
            <text:p text:style-name="P1">&gt;</text:p>
          </table:table-cell>
          <table:table-cell table:style-name="ParseTable.A1" office:value-type="string">
            <text:p text:style-name="P1">!=</text:p>
          </table:table-cell>
          <table:table-cell table:style-name="ParseTable.A1" office:value-type="string">
            <text:p text:style-name="P1">==</text:p>
          </table:table-cell>
          <table:table-cell table:style-name="ParseTable.A1" office:value-type="string">
            <text:p text:style-name="P1">&amp;&amp;</text:p>
          </table:table-cell>
          <table:table-cell table:style-name="ParseTable.A1" office:value-type="string">
            <text:p text:style-name="P1">||</text:p>
          </table:table-cell>
          <table:table-cell table:style-name="ParseTable.A1" office:value-type="string">
            <text:p text:style-name="P1">+</text:p>
          </table:table-cell>
          <table:table-cell table:style-name="ParseTable.A1" office:value-type="string">
            <text:p text:style-name="P1">-</text:p>
          </table:table-cell>
          <table:table-cell table:style-name="ParseTable.A1" office:value-type="string">
            <text:p text:style-name="P1">*</text:p>
          </table:table-cell>
          <table:table-cell table:style-name="ParseTable.A1" office:value-type="string">
            <text:p text:style-name="P1">/</text:p>
          </table:table-cell>
          <table:table-cell table:style-name="ParseTable.g1" office:value-type="string">
            <text:p text:style-name="P1">%</text:p>
          </table:table-cell>
        </table:table-row>
        <table:table-row>
          <table:table-cell table:style-name="ParseTable.A2" office:value-type="string">
            <text:p text:style-name="P1">Program</text:p>
          </table:table-cell>
          <table:table-cell table:style-name="ParseTable.A2" office:value-type="string">
            <text:p text:style-name="P1">1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Compound-smt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2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Local-declarations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>3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L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5</text:p>
          </table:table-cell>
          <table:table-cell table:style-name="ParseTable.A2" office:value-type="string">
            <text:p text:style-name="P1">5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4</text:p>
          </table:table-cell>
          <table:table-cell table:style-name="ParseTable.A2" office:value-type="string">
            <text:p text:style-name="P1">4</text:p>
          </table:table-cell>
          <table:table-cell table:style-name="ParseTable.A2" office:value-type="string">
            <text:p text:style-name="P1">4</text:p>
          </table:table-cell>
          <table:table-cell table:style-name="ParseTable.A2" office:value-type="string">
            <text:p text:style-name="P1">4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5</text:p>
          </table:table-cell>
          <table:table-cell table:style-name="ParseTable.A2" office:value-type="string">
            <text:p text:style-name="P1">5</text:p>
          </table:table-cell>
          <table:table-cell table:style-name="ParseTable.A2" office:value-type="string">
            <text:p text:style-name="P1">5</text:p>
          </table:table-cell>
          <table:table-cell table:style-name="ParseTable.A2" office:value-type="string">
            <text:p text:style-name="P1">5</text:p>
          </table:table-cell>
          <table:table-cell table:style-name="ParseTable.A2" office:value-type="string">
            <text:p text:style-name="P1">5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Var-declarations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6</text:p>
          </table:table-cell>
          <table:table-cell table:style-name="ParseTable.A2" office:value-type="string">
            <text:p text:style-name="P1">6</text:p>
          </table:table-cell>
          <table:table-cell table:style-name="ParseTable.A2" office:value-type="string">
            <text:p text:style-name="P1">6</text:p>
          </table:table-cell>
          <table:table-cell table:style-name="ParseTable.A2" office:value-type="string">
            <text:p text:style-name="P1">6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V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8</text:p>
          </table:table-cell>
          <table:table-cell table:style-name="ParseTable.A2" office:value-type="string">
            <text:p text:style-name="P1">7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Type-specifier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9</text:p>
          </table:table-cell>
          <table:table-cell table:style-name="ParseTable.A2" office:value-type="string">
            <text:p text:style-name="P1">10</text:p>
          </table:table-cell>
          <table:table-cell table:style-name="ParseTable.A2" office:value-type="string">
            <text:p text:style-name="P1">11</text:p>
          </table:table-cell>
          <table:table-cell table:style-name="ParseTable.A2" office:value-type="string">
            <text:p text:style-name="P1">12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Stmt-list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13</text:p>
          </table:table-cell>
          <table:table-cell table:style-name="ParseTable.A2" office:value-type="string">
            <text:p text:style-name="P1">13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13</text:p>
          </table:table-cell>
          <table:table-cell table:style-name="ParseTable.A2" office:value-type="string">
            <text:p text:style-name="P1">13</text:p>
          </table:table-cell>
          <table:table-cell table:style-name="ParseTable.A2" office:value-type="string">
            <text:p text:style-name="P1">13</text:p>
          </table:table-cell>
          <table:table-cell table:style-name="ParseTable.A2" office:value-type="string">
            <text:p text:style-name="P1">13</text:p>
          </table:table-cell>
          <table:table-cell table:style-name="ParseTable.A2" office:value-type="string">
            <text:p text:style-name="P1">13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S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14</text:p>
          </table:table-cell>
          <table:table-cell table:style-name="ParseTable.A2" office:value-type="string">
            <text:p text:style-name="P1">15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14</text:p>
          </table:table-cell>
          <table:table-cell table:style-name="ParseTable.A2" office:value-type="string">
            <text:p text:style-name="P1">14</text:p>
          </table:table-cell>
          <table:table-cell table:style-name="ParseTable.A2" office:value-type="string">
            <text:p text:style-name="P1">14</text:p>
          </table:table-cell>
          <table:table-cell table:style-name="ParseTable.A2" office:value-type="string">
            <text:p text:style-name="P1">14</text:p>
          </table:table-cell>
          <table:table-cell table:style-name="ParseTable.A2" office:value-type="string">
            <text:p text:style-name="P1">14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Stmt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17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18</text:p>
          </table:table-cell>
          <table:table-cell table:style-name="ParseTable.A2" office:value-type="string">
            <text:p text:style-name="P1">19</text:p>
          </table:table-cell>
          <table:table-cell table:style-name="ParseTable.A2" office:value-type="string">
            <text:p text:style-name="P1">20</text:p>
          </table:table-cell>
          <table:table-cell table:style-name="ParseTable.A2" office:value-type="string">
            <text:p text:style-name="P1">21</text:p>
          </table:table-cell>
          <table:table-cell table:style-name="ParseTable.A2" office:value-type="string">
            <text:p text:style-name="P1">16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Selection-stmt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22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Selection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24</text:p>
          </table:table-cell>
          <table:table-cell table:style-name="ParseTable.A2" office:value-type="string">
            <text:p text:style-name="P1">24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24</text:p>
          </table:table-cell>
          <table:table-cell table:style-name="ParseTable.A2" office:value-type="string">
            <text:p text:style-name="P1">24</text:p>
          </table:table-cell>
          <table:table-cell table:style-name="ParseTable.A2" office:value-type="string">
            <text:p text:style-name="P1">24</text:p>
          </table:table-cell>
          <table:table-cell table:style-name="ParseTable.A2" office:value-type="string">
            <text:p text:style-name="P1">24</text:p>
          </table:table-cell>
          <table:table-cell table:style-name="ParseTable.A2" office:value-type="string">
            <text:p text:style-name="P1">24</text:p>
          </table:table-cell>
          <table:table-cell table:style-name="ParseTable.A2" office:value-type="string">
            <text:p text:style-name="P1">23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Iteration-stmt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25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Return-stmt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26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Return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27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28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28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Break-stmt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29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Expression-stmt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0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Expression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1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1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Exp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3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3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A2" office:value-type="string">
            <text:p text:style-name="P1">32</text:p>
          </table:table-cell>
          <table:table-cell table:style-name="ParseTable.g2" office:value-type="string">
            <text:p text:style-name="P1">32</text:p>
          </table:table-cell>
        </table:table-row>
        <table:table-row>
          <table:table-cell table:style-name="ParseTable.A2" office:value-type="string">
            <text:p text:style-name="P1">Operand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5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4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Var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6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Var2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7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A2" office:value-type="string">
            <text:p text:style-name="P1">38</text:p>
          </table:table-cell>
          <table:table-cell table:style-name="ParseTable.g2" office:value-type="string">
            <text:p text:style-name="P1">38</text:p>
          </table:table-cell>
        </table:table-row>
        <table:table-row>
          <table:table-cell table:style-name="ParseTable.A2" office:value-type="string">
            <text:p text:style-name="P1">Operator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39</text:p>
          </table:table-cell>
          <table:table-cell table:style-name="ParseTable.A2" office:value-type="string">
            <text:p text:style-name="P1">39</text:p>
          </table:table-cell>
          <table:table-cell table:style-name="ParseTable.A2" office:value-type="string">
            <text:p text:style-name="P1">39</text:p>
          </table:table-cell>
          <table:table-cell table:style-name="ParseTable.A2" office:value-type="string">
            <text:p text:style-name="P1">39</text:p>
          </table:table-cell>
          <table:table-cell table:style-name="ParseTable.A2" office:value-type="string">
            <text:p text:style-name="P1">39</text:p>
          </table:table-cell>
          <table:table-cell table:style-name="ParseTable.A2" office:value-type="string">
            <text:p text:style-name="P1">39</text:p>
          </table:table-cell>
          <table:table-cell table:style-name="ParseTable.A2" office:value-type="string">
            <text:p text:style-name="P1">40</text:p>
          </table:table-cell>
          <table:table-cell table:style-name="ParseTable.A2" office:value-type="string">
            <text:p text:style-name="P1">40</text:p>
          </table:table-cell>
          <table:table-cell table:style-name="ParseTable.A2" office:value-type="string">
            <text:p text:style-name="P1">41</text:p>
          </table:table-cell>
          <table:table-cell table:style-name="ParseTable.A2" office:value-type="string">
            <text:p text:style-name="P1">41</text:p>
          </table:table-cell>
          <table:table-cell table:style-name="ParseTable.A2" office:value-type="string">
            <text:p text:style-name="P1">41</text:p>
          </table:table-cell>
          <table:table-cell table:style-name="ParseTable.A2" office:value-type="string">
            <text:p text:style-name="P1">41</text:p>
          </table:table-cell>
          <table:table-cell table:style-name="ParseTable.g2" office:value-type="string">
            <text:p text:style-name="P1">41</text:p>
          </table:table-cell>
        </table:table-row>
        <table:table-row>
          <table:table-cell table:style-name="ParseTable.A2" office:value-type="string">
            <text:p text:style-name="P1">RelOp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42</text:p>
          </table:table-cell>
          <table:table-cell table:style-name="ParseTable.A2" office:value-type="string">
            <text:p text:style-name="P1">43</text:p>
          </table:table-cell>
          <table:table-cell table:style-name="ParseTable.A2" office:value-type="string">
            <text:p text:style-name="P1">44</text:p>
          </table:table-cell>
          <table:table-cell table:style-name="ParseTable.A2" office:value-type="string">
            <text:p text:style-name="P1">45</text:p>
          </table:table-cell>
          <table:table-cell table:style-name="ParseTable.A2" office:value-type="string">
            <text:p text:style-name="P1">46</text:p>
          </table:table-cell>
          <table:table-cell table:style-name="ParseTable.A2" office:value-type="string">
            <text:p text:style-name="P1">47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LogicOp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48</text:p>
          </table:table-cell>
          <table:table-cell table:style-name="ParseTable.A2" office:value-type="string">
            <text:p text:style-name="P1">49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g2" office:value-type="string">
            <text:p text:style-name="P1"/>
          </table:table-cell>
        </table:table-row>
        <table:table-row>
          <table:table-cell table:style-name="ParseTable.A2" office:value-type="string">
            <text:p text:style-name="P1">ArithOp</text:p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/>
          </table:table-cell>
          <table:table-cell table:style-name="ParseTable.A2" office:value-type="string">
            <text:p text:style-name="P1">50</text:p>
          </table:table-cell>
          <table:table-cell table:style-name="ParseTable.A2" office:value-type="string">
            <text:p text:style-name="P1">51</text:p>
          </table:table-cell>
          <table:table-cell table:style-name="ParseTable.A2" office:value-type="string">
            <text:p text:style-name="P1">52</text:p>
          </table:table-cell>
          <table:table-cell table:style-name="ParseTable.A2" office:value-type="string">
            <text:p text:style-name="P1">53</text:p>
          </table:table-cell>
          <table:table-cell table:style-name="ParseTable.g2" office:value-type="string">
            <text:p text:style-name="P1">5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65in" fo:margin-bottom="0.65in" fo:margin-left="0.35in" fo:margin-right="0.35in" style:shadow="none" fo:background-color="transparent" style:writing-mode="lr-tb" style:layout-grid-color="#c0c0c0" style:layout-grid-lines="16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avash </meta:initial-creator>
    <meta:creation-date>2011-06-11T18:55:51</meta:creation-date>
    <dc:date>2011-06-11T20:17:02</dc:date>
    <dc:creator>siavash </dc:creator>
    <meta:editing-duration>PT1H4M47S</meta:editing-duration>
    <meta:editing-cycles>11</meta:editing-cycles>
    <meta:generator>LibreOffice/3.3$Unix LibreOffice_project/330m19$Build-202</meta:generator>
    <meta:document-statistic meta:table-count="1" meta:image-count="0" meta:object-count="0" meta:page-count="1" meta:paragraph-count="191" meta:word-count="191" meta:character-count="524"/>
  </office:meta>
</office:document-meta>
</file>